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dd4ad" officeooo:paragraph-rsid="001f745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f17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Name</text:span><text:span text:style-name="T1">: Md. Abdullah Al Mamun<text:line-break/></text:span><text:span text:style-name="Strong_20_Emphasis">Roll</text:span><text:span text:style-name="T1">: 2003028</text:span></text:p>
      <text:h text:style-name="Heading_20_3" text:outline-level="3"><text:span text:style-name="Strong_20_Emphasis">Project Proposal 1: E-Commerce Website with User Login, Dashboard, and Order Processing</text:span></text:h>
      <text:h text:style-name="Heading_20_3" text:outline-level="3"><text:span text:style-name="Strong_20_Emphasis">Project Overview</text:span></text:h>
      <text:p text:style-name="Text_20_body">This project aims to develop a fully functional e-commerce website using <text:span text:style-name="Strong_20_Emphasis">Laravel</text:span> that allows users to register, log in, view products, add them to the cart, and place orders. The website will have a secure user authentication system, a product catalog, and a user dashboard to manage orders and profiles. Additionally, the system will handle payments using a payment gateway (e.g., <text:span text:style-name="Strong_20_Emphasis">SSLCommerz</text:span>) for secure transactions. The user and order data will be stored in a <text:span text:style-name="Strong_20_Emphasis">PostgreSQL</text:span> database, which will be used to retrieve and display information on user dashboards and order pages.</text:p>
      <text:h text:style-name="Heading_20_3" text:outline-level="3"><text:span text:style-name="Strong_20_Emphasis">Objectives</text:span></text:h>
      <text:list text:style-name="L1">
        <text:list-item>
          <text:p text:style-name="P2"><text:span text:style-name="Strong_20_Emphasis">Implement a User Authentication System</text:span>:</text:p>
          <text:list>
            <text:list-item>
              <text:p text:style-name="P3">Allow users to register, log in, and log out. </text:p>
            </text:list-item>
            <text:list-item>
              <text:p text:style-name="P3">Protect routes using Laravel's built-in authentication features. </text:p>
            </text:list-item>
          </text:list>
        </text:list-item>
        <text:list-item>
          <text:p text:style-name="P2"><text:span text:style-name="Strong_20_Emphasis">User Dashboard</text:span>:</text:p>
          <text:list>
            <text:list-item>
              <text:p text:style-name="P3">Provide users with a personalized dashboard to manage their profiles, view orders, and track payment status. </text:p>
            </text:list-item>
          </text:list>
        </text:list-item>
        <text:list-item>
          <text:p text:style-name="P2"><text:span text:style-name="Strong_20_Emphasis">Order Processing</text:span>:</text:p>
          <text:list>
            <text:list-item>
              <text:p text:style-name="P3">Allow users to add products to the cart, review their orders, and place secure orders. </text:p>
            </text:list-item>
            <text:list-item>
              <text:p text:style-name="P3">Integrate a payment gateway (<text:span text:style-name="Strong_20_Emphasis">SSLCommerz</text:span>) for processing payments. </text:p>
            </text:list-item>
          </text:list>
        </text:list-item>
        <text:list-item>
          <text:p text:style-name="P2"><text:span text:style-name="Strong_20_Emphasis">Data Storage and Retrieval</text:span>:</text:p>
          <text:list>
            <text:list-item>
              <text:p text:style-name="P3">Store user profiles, product catalogs, and order details in a <text:span text:style-name="Strong_20_Emphasis">PostgreSQL</text:span> database. </text:p>
            </text:list-item>
            <text:list-item>
              <text:p text:style-name="P3">Display product details and order status in the user dashboard. </text:p>
            </text:list-item>
          </text:list>
        </text:list-item>
        <text:list-item>
          <text:p text:style-name="P2"><text:span text:style-name="Strong_20_Emphasis">Interactive UI Elements</text:span>:</text:p>
          <text:list>
            <text:list-item>
              <text:p text:style-name="P2">Integrate an image slideshow and other dynamic features for better user experienc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Technologies Used</text:span></text:h>
      <text:list text:style-name="L2">
        <text:list-item>
          <text:p text:style-name="P4"><text:span text:style-name="Strong_20_Emphasis">Frontend</text:span>: Laravel Blade Templates, Bootstrap, jQuery </text:p>
        </text:list-item>
        <text:list-item>
          <text:p text:style-name="P4"><text:span text:style-name="Strong_20_Emphasis">Backend</text:span>: Laravel 11.x </text:p>
        </text:list-item>
        <text:list-item>
          <text:p text:style-name="P4"><text:span text:style-name="Strong_20_Emphasis">Database</text:span>: <text:span text:style-name="T2">My</text:span>SQL </text:p>
        </text:list-item>
        <text:list-item>
          <text:p text:style-name="P4"><text:span text:style-name="Strong_20_Emphasis">Payment Gateway</text:span>: SSLCommerz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1:15:01.675908494</meta:creation-date>
    <dc:date>2025-02-04T02:17:09.260818850</dc:date>
    <meta:editing-duration>PT12M14S</meta:editing-duration>
    <meta:editing-cycles>3</meta:editing-cycles>
    <meta:generator>LibreOffice/24.8.4.2$Linux_X86_64 LibreOffice_project/480$Build-2</meta:generator>
    <meta:document-statistic meta:table-count="0" meta:image-count="0" meta:object-count="0" meta:page-count="1" meta:paragraph-count="23" meta:word-count="252" meta:character-count="1611" meta:non-whitespace-character-count="1388"/>
  </office:meta>
</office:document-meta>
</file>